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5.20347222222222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directory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tart point</text:p>
          </table:table-cell>
          <table:table-cell office:value-type="string" table:style-name="ce1">
            <text:p>start rotation</text:p>
          </table:table-cell>
          <table:table-cell office:value-type="string" table:style-name="ce1">
            <text:p>end point(carla)</text:p>
          </table:table-cell>
          <table:table-cell office:value-type="string" table:style-name="ce1">
            <text:p>map point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33658" table:style-name="ce2">
            <text:p>20240808133658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44.40,105.79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7.874013423919678,143.57962036132812)</text:p>
          </table:table-cell>
          <table:table-cell office:value-type="string" table:style-name="ce1">
            <text:p>(-7.21,149.1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34140" table:style-name="ce2">
            <text:p>20240808134140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-3.26,152.75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34.11975860595703,108.02582550048828)</text:p>
          </table:table-cell>
          <table:table-cell office:value-type="string" table:style-name="ce1">
            <text:p>(40.68,109.7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34746" table:style-name="ce2">
            <text:p>20240808134746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194.00,145.07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155.51889038085938,104.7138442993164)</text:p>
          </table:table-cell>
          <table:table-cell office:value-type="string" table:style-name="ce1">
            <text:p>(149.71,105.55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51139" table:style-name="ce2">
            <text:p>20240808151139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145.64,109.74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90.4583740234375,142.55992126464844)</text:p>
          </table:table-cell>
          <table:table-cell office:value-type="string" table:style-name="ce1">
            <text:p>(190.04,149.03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51458" table:style-name="ce2">
            <text:p>20240808151458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25.68,302.93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4.2138848304748535,272.4109802246094)</text:p>
          </table:table-cell>
          <table:table-cell office:value-type="string" table:style-name="ce1">
            <text:p>(-3.26,265.50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51715" table:style-name="ce2">
            <text:p>20240808151715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-7.33,261.66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8.859434127807617,306.7200012207031)</text:p>
          </table:table-cell>
          <table:table-cell office:value-type="string" table:style-name="ce1">
            <text:p>(25.57,306.65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51953" table:style-name="ce2">
            <text:p>20240808151953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164.12,306.88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93.83306884765625,276.4056396484375)</text:p>
          </table:table-cell>
          <table:table-cell office:value-type="string" table:style-name="ce1">
            <text:p>(194.00,269.22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52610" table:style-name="ce2">
            <text:p>20240808152610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189.81,268.99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84.1631622314453,300.29693603515625)</text:p>
          </table:table-cell>
          <table:table-cell office:value-type="string" table:style-name="ce1">
            <text:p>(160.64,303.04)</text:p>
          </table:table-cell>
          <table:table-cell office:value-type="string" table:style-name="ce1">
            <text:p>No Response:Leaving the predetermined orbit</text:p>
          </table:table-cell>
          <table:table-cell table:number-columns-repeated="16377"/>
        </table:table-row>
        <table:table-row table:style-name="ro1">
          <table:table-cell office:value-type="float" office:value="20240808152858" table:style-name="ce2">
            <text:p>20240808152858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(189.81,268.99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67.3651580810547,301.74053955078125)</text:p>
          </table:table-cell>
          <table:table-cell office:value-type="string" table:style-name="ce1">
            <text:p>(160.64,303.0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62911" table:style-name="ce2">
            <text:p>20240808162911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89.96,137.86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47.48553466796875,187.91580200195312)</text:p>
          </table:table-cell>
          <table:table-cell office:value-type="string" table:style-name="ce1">
            <text:p>(142.19,187.63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63237" table:style-name="ce2">
            <text:p>20240808163237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93.50,191.96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32.79833984375,209.68360900878906)</text:p>
          </table:table-cell>
          <table:table-cell office:value-type="string" table:style-name="ce1">
            <text:p>(132.23,216.49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63553" table:style-name="ce2">
            <text:p>20240808163553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93.83,220.55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190.61502075195312,189.73419189453125)</text:p>
          </table:table-cell>
          <table:table-cell office:value-type="string" table:style-name="ce1">
            <text:p>(142.19,187.63)</text:p>
          </table:table-cell>
          <table:table-cell office:value-type="string" table:style-name="ce1">
            <text:p>No Response:Leaving the predetermined orbit</text:p>
          </table:table-cell>
          <table:table-cell table:number-columns-repeated="16377"/>
        </table:table-row>
        <table:table-row table:style-name="ro1">
          <table:table-cell office:value-type="float" office:value="20240808164440" table:style-name="ce2">
            <text:p>20240808164440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93.83,220.55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149.26988220214844,186.91590881347656)</text:p>
          </table:table-cell>
          <table:table-cell office:value-type="string" table:style-name="ce1">
            <text:p>(142.19,187.63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65652" table:style-name="ce2">
            <text:p>20240808165652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64.88,188.09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32.77406311035156,209.75839233398438)</text:p>
          </table:table-cell>
          <table:table-cell office:value-type="string" table:style-name="ce1">
            <text:p>(132.23,216.49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0622" table:style-name="ce2">
            <text:p>20240808170622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8.07,192.14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42.67091751098633,217.71815490722656)</text:p>
          </table:table-cell>
          <table:table-cell office:value-type="string" table:style-name="ce1">
            <text:p>(42.04,224.2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0841" table:style-name="ce2">
            <text:p>20240808170841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78,19,187.90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1.05394744873047,219.17608642578125)</text:p>
          </table:table-cell>
          <table:table-cell office:value-type="string" table:style-name="ce1">
            <text:p>(42.04,224.2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1709" table:style-name="ce2">
            <text:p>20240808171709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-3.33,228.11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18.59722900390625,191.14544677734375)</text:p>
          </table:table-cell>
          <table:table-cell office:value-type="string" table:style-name="ce1">
            <text:p>(25.44,192.1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2047" table:style-name="ce2">
            <text:p>20240808172047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-7.57,145.30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20.057525634765625,192.01953125)</text:p>
          </table:table-cell>
          <table:table-cell office:value-type="string" table:style-name="ce1">
            <text:p>(25.44,192.1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2336" table:style-name="ce2">
            <text:p>20240808172336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46.10,273.29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70.99703979492188,240.4141082763672)</text:p>
          </table:table-cell>
          <table:table-cell office:value-type="string" table:style-name="ce1">
            <text:p>(78.19,241.20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2616" table:style-name="ce2">
            <text:p>20240808172616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42.04,213.17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71.29827880859375,240.89138793945312)</text:p>
          </table:table-cell>
          <table:table-cell office:value-type="string" table:style-name="ce1">
            <text:p>(78.19,241.20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2901" table:style-name="ce2">
            <text:p>20240808172901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04.38,241.20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35.57284545898438,217.1678466796875)</text:p>
          </table:table-cell>
          <table:table-cell office:value-type="string" table:style-name="ce1">
            <text:p>(136.47,209.30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3212" table:style-name="ce2">
            <text:p>20240808173212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60.63,237.15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36.9701690673828,217.15931701660156)</text:p>
          </table:table-cell>
          <table:table-cell office:value-type="string" table:style-name="ce1">
            <text:p>(136.47,209.30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3431" table:style-name="ce2">
            <text:p>20240808173431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89.77,213.17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89.90911865234375,233.7760467529297)</text:p>
          </table:table-cell>
          <table:table-cell office:value-type="string" table:style-name="ce1">
            <text:p>(165.06,237.5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3653" table:style-name="ce2">
            <text:p>20240808173653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89.77,213.17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71.25790405273438,237.64930725097656)</text:p>
          </table:table-cell>
          <table:table-cell office:value-type="string" table:style-name="ce1">
            <text:p>(165.06,237.5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4001" table:style-name="ce2">
            <text:p>20240808174001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194.20,269.24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172.00999450683594,238.1350555419922)</text:p>
          </table:table-cell>
          <table:table-cell office:value-type="string" table:style-name="ce1">
            <text:p>(165.06,237.5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4310" table:style-name="ce2">
            <text:p>20240808174310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21.76,307.0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45.755374908447266,277.08026123046875)</text:p>
          </table:table-cell>
          <table:table-cell office:value-type="string" table:style-name="ce1">
            <text:p>(46.10,269.05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8174533" table:style-name="ce2">
            <text:p>20240808174533</text:p>
          </table:table-cell>
          <table:table-cell office:value-type="string" table:style-name="ce1">
            <text:p>L-shaped intersection</text:p>
          </table:table-cell>
          <table:table-cell office:value-type="string" table:style-name="ce1">
            <text:p>(78.01,302.99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4.2138848304748535,272.4109802246094)</text:p>
          </table:table-cell>
          <table:table-cell office:value-type="string" table:style-name="ce1">
            <text:p>(46.10,269.05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094718" table:style-name="ce2">
            <text:p>20240809094718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21.83,187.8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4.597819805145264,155.98495483398438)</text:p>
          </table:table-cell>
          <table:table-cell office:value-type="string" table:style-name="ce1">
            <text:p>(-3.26,149.8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095037" table:style-name="ce2">
            <text:p>20240809095037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21.83,187.8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4.763073444366455,202.5145263671875)</text:p>
          </table:table-cell>
          <table:table-cell office:value-type="string" table:style-name="ce1">
            <text:p>(-7.29,224.94)</text:p>
          </table:table-cell>
          <table:table-cell office:value-type="string" table:style-name="ce1">
            <text:p>No Response:Leaving the predetermined orbit</text:p>
          </table:table-cell>
          <table:table-cell table:number-columns-repeated="16377"/>
        </table:table-row>
        <table:table-row table:style-name="ro1">
          <table:table-cell office:value-type="float" office:value="20240809095631" table:style-name="ce2">
            <text:p>20240809095631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21.83,187.8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5.288881301879883,218.0087890625)</text:p>
          </table:table-cell>
          <table:table-cell office:value-type="string" table:style-name="ce1">
            <text:p>(-7.29,224.9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0140" table:style-name="ce2">
            <text:p>20240809100140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21.83,187.8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7.91367244720459,218.4412841796875)</text:p>
          </table:table-cell>
          <table:table-cell office:value-type="string" table:style-name="ce1">
            <text:p>(-7.29,224.9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0451" table:style-name="ce2">
            <text:p>20240809100451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46.05,217.48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27.731361389160156,187.66436767578125)</text:p>
          </table:table-cell>
          <table:table-cell office:value-type="string" table:style-name="ce1">
            <text:p>(21.95,187.62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0749" table:style-name="ce2">
            <text:p>20240809100749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46.05,217.48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72.03749084472656,192.70738220214844)</text:p>
          </table:table-cell>
          <table:table-cell office:value-type="string" table:style-name="ce1">
            <text:p>(74.44,191.78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2645" table:style-name="ce2">
            <text:p>20240809102645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36.35,217.11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158.1497039794922,190.8720245361328)</text:p>
          </table:table-cell>
          <table:table-cell office:value-type="string" table:style-name="ce1">
            <text:p>(164.62,192.03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3005" table:style-name="ce2">
            <text:p>20240809103005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68.41,191.90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94.31556701660156,159.52798461914062)</text:p>
          </table:table-cell>
          <table:table-cell office:value-type="string" table:style-name="ce1">
            <text:p>(193.98,153.48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3214" table:style-name="ce2">
            <text:p>20240809103214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68.41,191.90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90.2234344482422,211.15220642089844)</text:p>
          </table:table-cell>
          <table:table-cell office:value-type="string" table:style-name="ce1">
            <text:p>(189.82,217.35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3539" table:style-name="ce2">
            <text:p>20240809103539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82.03,236.92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6.07709503173828,216.8753662109375)</text:p>
          </table:table-cell>
          <table:table-cell office:value-type="string" table:style-name="ce1">
            <text:p>(45.92,209.9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3814" table:style-name="ce2">
            <text:p>20240809103814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82.03,236.92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2.67383575439453,259.3131408691406)</text:p>
          </table:table-cell>
          <table:table-cell office:value-type="string" table:style-name="ce1">
            <text:p>(42.07,266.46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4137" table:style-name="ce2">
            <text:p>20240809104137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32.40,213.80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11.59441375732422,236.36505126953125)</text:p>
          </table:table-cell>
          <table:table-cell office:value-type="string" table:style-name="ce1">
            <text:p>(104.72,237.3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4359" table:style-name="ce2">
            <text:p>20240809104359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32.40,213.80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53.83456420898438,239.74588012695312)</text:p>
          </table:table-cell>
          <table:table-cell office:value-type="string" table:style-name="ce1">
            <text:p>(160.66,241.3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4638" table:style-name="ce2">
            <text:p>20240809104638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64.66,241.34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93.93807983398438,220.37918090820312)</text:p>
          </table:table-cell>
          <table:table-cell office:value-type="string" table:style-name="ce1">
            <text:p>(193.63,213.9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4911" table:style-name="ce2">
            <text:p>20240809104911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164.66,241.34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89.70062255859375,263.9260559082031)</text:p>
          </table:table-cell>
          <table:table-cell office:value-type="string" table:style-name="ce1">
            <text:p>(189.92,270.17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05243" table:style-name="ce2">
            <text:p>20240809105243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41.93,273.7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30.19464111328125,300.79412841796875)</text:p>
          </table:table-cell>
          <table:table-cell office:value-type="string" table:style-name="ce1">
            <text:p>(18.38,302.71)</text:p>
          </table:table-cell>
          <table:table-cell office:value-type="string" table:style-name="ce1">
            <text:p>Manual stop: collision occurs, unable to stop autonomously</text:p>
          </table:table-cell>
          <table:table-cell table:number-columns-repeated="16377"/>
        </table:table-row>
        <table:table-row table:style-name="ro1">
          <table:table-cell office:value-type="float" office:value="20240809105748" table:style-name="ce2">
            <text:p>20240809105748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41.93,273.7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24.89058494567871,303.02410888671875)</text:p>
          </table:table-cell>
          <table:table-cell office:value-type="string" table:style-name="ce1">
            <text:p>(18.38,302.7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10437" table:style-name="ce2">
            <text:p>20240809110437</text:p>
          </table:table-cell>
          <table:table-cell office:value-type="string" table:style-name="ce1">
            <text:p>T-shaped intersection</text:p>
          </table:table-cell>
          <table:table-cell office:value-type="string" table:style-name="ce1">
            <text:p>(41.93,273.7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71.06237030029297,305.1153564453125)</text:p>
          </table:table-cell>
          <table:table-cell office:value-type="string" table:style-name="ce1">
            <text:p>(78.03,306.70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11938" table:style-name="ce2">
            <text:p>20240809111938</text:p>
          </table:table-cell>
          <table:table-cell office:value-type="string" table:style-name="ce1">
            <text:p>Straight</text:p>
          </table:table-cell>
          <table:table-cell office:value-type="string" table:style-name="ce1">
            <text:p>(179.64,105.62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3.84981632232666,105.65769958496094)</text:p>
          </table:table-cell>
          <table:table-cell office:value-type="string" table:style-name="ce1">
            <text:p>(6.96,105.9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13045" table:style-name="ce2">
            <text:p>20240809113045</text:p>
          </table:table-cell>
          <table:table-cell office:value-type="string" table:style-name="ce1">
            <text:p>Straight</text:p>
          </table:table-cell>
          <table:table-cell office:value-type="string" table:style-name="ce1">
            <text:p>(-7.31,202.38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-7.695546627044678,285.8117370605469)</text:p>
          </table:table-cell>
          <table:table-cell office:value-type="string" table:style-name="ce1">
            <text:p>(-7.02,292.29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09113349" table:style-name="ce2">
            <text:p>20240809113349</text:p>
          </table:table-cell>
          <table:table-cell office:value-type="string" table:style-name="ce1">
            <text:p>Straight</text:p>
          </table:table-cell>
          <table:table-cell office:value-type="string" table:style-name="ce1">
            <text:p>(51.92,306.8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68.51927185058594,306.7144775390625)</text:p>
          </table:table-cell>
          <table:table-cell office:value-type="string" table:style-name="ce1">
            <text:p>(175.79,306.99)</text:p>
          </table:table-cell>
          <table:table-cell table:number-columns-repeated="16378"/>
        </table:table-row>
        <table:table-row table:style-name="ro1">
          <table:table-cell office:value-type="float" office:value="20240809114324" table:style-name="ce2">
            <text:p>20240809114324</text:p>
          </table:table-cell>
          <table:table-cell office:value-type="string" table:style-name="ce1">
            <text:p>Straight</text:p>
          </table:table-cell>
          <table:table-cell office:value-type="string" table:style-name="ce1">
            <text:p>(10.53,109.90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68.814697265625,109.02979278564453)</text:p>
          </table:table-cell>
          <table:table-cell office:value-type="string" table:style-name="ce1">
            <text:p>(175.65,109.76)</text:p>
          </table:table-cell>
          <table:table-cell table:number-columns-repeated="16378"/>
        </table:table-row>
        <table:table-row table:style-name="ro1">
          <table:table-cell office:value-type="float" office:value="20240809114640" table:style-name="ce2">
            <text:p>20240809114640</text:p>
          </table:table-cell>
          <table:table-cell office:value-type="string" table:style-name="ce1">
            <text:p>Straight</text:p>
          </table:table-cell>
          <table:table-cell office:value-type="string" table:style-name="ce1">
            <text:p>(-3.46,175.41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-3.7436468601226807,125.87132263183594)</text:p>
          </table:table-cell>
          <table:table-cell office:value-type="string" table:style-name="ce1">
            <text:p>(-3.31,119.75)</text:p>
          </table:table-cell>
          <table:table-cell table:number-columns-repeated="16378"/>
        </table:table-row>
        <table:table-row table:style-name="ro1">
          <table:table-cell office:value-type="float" office:value="20240810142951" table:style-name="ce2">
            <text:p>20240810142951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48.20,105.7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7.494489669799805,215.08270263671875)</text:p>
          </table:table-cell>
          <table:table-cell office:value-type="string" table:style-name="ce1">
            <text:p>(-7.31,221.50)</text:p>
          </table:table-cell>
          <table:table-cell table:number-columns-repeated="16378"/>
        </table:table-row>
        <table:table-row table:style-name="ro1">
          <table:table-cell office:value-type="float" office:value="20240810143745" table:style-name="ce2">
            <text:p>20240810143745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48.20,105.7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67.19498443603516,191.15196228027344)</text:p>
          </table:table-cell>
          <table:table-cell office:value-type="string" table:style-name="ce1">
            <text:p>(73.89,192.11)</text:p>
          </table:table-cell>
          <table:table-cell table:number-columns-repeated="16378"/>
        </table:table-row>
        <table:table-row table:style-name="ro1">
          <table:table-cell office:value-type="float" office:value="20240810144245" table:style-name="ce2">
            <text:p>20240810144245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48.20,105.7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2.43716812133789,211.03073120117188)</text:p>
          </table:table-cell>
          <table:table-cell office:value-type="string" table:style-name="ce1">
            <text:p>(41.93,217.37)</text:p>
          </table:table-cell>
          <table:table-cell table:number-columns-repeated="16378"/>
        </table:table-row>
        <table:table-row table:style-name="ro1">
          <table:table-cell office:value-type="float" office:value="20240810144651" table:style-name="ce2">
            <text:p>20240810144651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48.20,105.7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3.51576232910156,256.85784912109375)</text:p>
          </table:table-cell>
          <table:table-cell office:value-type="string" table:style-name="ce1">
            <text:p>(42.07,262.60)</text:p>
          </table:table-cell>
          <table:table-cell table:number-columns-repeated="16378"/>
        </table:table-row>
        <table:table-row table:style-name="ro1">
          <table:table-cell office:value-type="float" office:value="20240810145119" table:style-name="ce2">
            <text:p>20240810145119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48.20,105.77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6.537078857421875,269.5121154785156)</text:p>
          </table:table-cell>
          <table:table-cell office:value-type="string" table:style-name="ce1">
            <text:p>(45.92,262.75)</text:p>
          </table:table-cell>
          <table:table-cell table:number-columns-repeated="16378"/>
        </table:table-row>
        <table:table-row table:style-name="ro1">
          <table:table-cell office:value-type="float" office:value="20240810145622" table:style-name="ce2">
            <text:p>20240810145622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57.09,306.8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71.0069122314453,237.75830078125)</text:p>
          </table:table-cell>
          <table:table-cell office:value-type="string" table:style-name="ce1">
            <text:p>(164.80,236.92)</text:p>
          </table:table-cell>
          <table:table-cell table:number-columns-repeated="16378"/>
        </table:table-row>
        <table:table-row table:style-name="ro1">
          <table:table-cell office:value-type="float" office:value="20240810145901" table:style-name="ce2">
            <text:p>20240810145901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57.09,306.8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94.07522583007812,223.36827087402344)</text:p>
          </table:table-cell>
          <table:table-cell office:value-type="string" table:style-name="ce1">
            <text:p>(193.63,217.51)</text:p>
          </table:table-cell>
          <table:table-cell table:number-columns-repeated="16378"/>
        </table:table-row>
        <table:table-row table:style-name="ro1">
          <table:table-cell office:value-type="float" office:value="20240810150146" table:style-name="ce2">
            <text:p>20240810150146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57.09,306.8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11.07392120361328,236.5064239501953)</text:p>
          </table:table-cell>
          <table:table-cell office:value-type="string" table:style-name="ce1">
            <text:p>(104.58,236.77)</text:p>
          </table:table-cell>
          <table:table-cell table:number-columns-repeated="16378"/>
        </table:table-row>
        <table:table-row table:style-name="ro1">
          <table:table-cell office:value-type="float" office:value="20240810162120" table:style-name="ce2">
            <text:p>20240810162120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57.09,306.8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37.49383544921875,220.2807159423828)</text:p>
          </table:table-cell>
          <table:table-cell office:value-type="string" table:style-name="ce1">
            <text:p>(136.26,213.94)</text:p>
          </table:table-cell>
          <table:table-cell table:number-columns-repeated="16378"/>
        </table:table-row>
        <table:table-row table:style-name="ro1">
          <table:table-cell office:value-type="float" office:value="20240810162426" table:style-name="ce2">
            <text:p>20240810162426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34.54,109.62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89.8159942626953,211.2383575439453)</text:p>
          </table:table-cell>
          <table:table-cell office:value-type="string" table:style-name="ce1">
            <text:p>(189.92,217.65)</text:p>
          </table:table-cell>
          <table:table-cell table:number-columns-repeated="16378"/>
        </table:table-row>
        <table:table-row table:style-name="ro1">
          <table:table-cell office:value-type="float" office:value="20240810162647" table:style-name="ce2">
            <text:p>20240810162647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34.54,109.62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66.11691284179688,187.86529541015625)</text:p>
          </table:table-cell>
          <table:table-cell office:value-type="string" table:style-name="ce1">
            <text:p>(160.95,187.97)</text:p>
          </table:table-cell>
          <table:table-cell table:number-columns-repeated="16378"/>
        </table:table-row>
        <table:table-row table:style-name="ro1">
          <table:table-cell office:value-type="float" office:value="20240810162952" table:style-name="ce2">
            <text:p>20240810162952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34.54,109.62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14.12349700927734,188.07493591308594)</text:p>
          </table:table-cell>
          <table:table-cell office:value-type="string" table:style-name="ce1">
            <text:p>(108.43,187.82)</text:p>
          </table:table-cell>
          <table:table-cell table:number-columns-repeated="16378"/>
        </table:table-row>
        <table:table-row table:style-name="ro1">
          <table:table-cell office:value-type="float" office:value="20240810163244" table:style-name="ce2">
            <text:p>20240810163244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34.54,109.62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34.18310546875,206.86163330078125)</text:p>
          </table:table-cell>
          <table:table-cell office:value-type="string" table:style-name="ce1">
            <text:p>(132.26,213.65)</text:p>
          </table:table-cell>
          <table:table-cell table:number-columns-repeated="16378"/>
        </table:table-row>
        <table:table-row table:style-name="ro1">
          <table:table-cell office:value-type="float" office:value="20240810163600" table:style-name="ce2">
            <text:p>20240810163600</text:p>
          </table:table-cell>
          <table:table-cell office:value-type="string" table:style-name="ce1">
            <text:p>Turning and L-shaped intersection</text:p>
          </table:table-cell>
          <table:table-cell office:value-type="string" table:style-name="ce1">
            <text:p>(134.54,109.62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89.68365478515625,260.2129211425781)</text:p>
          </table:table-cell>
          <table:table-cell office:value-type="string" table:style-name="ce1">
            <text:p>(189.92,266.32)</text:p>
          </table:table-cell>
          <table:table-cell table:number-columns-repeated="16378"/>
        </table:table-row>
        <table:table-row table:style-name="ro1">
          <table:table-cell office:value-type="float" office:value="20240810195937" table:style-name="ce2">
            <text:p>20240810195937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20.43,187.96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3.4171109199523926,115.19792938232422)</text:p>
          </table:table-cell>
          <table:table-cell office:value-type="string" table:style-name="ce1">
            <text:p>(53.91,110.03)</text:p>
          </table:table-cell>
          <table:table-cell table:number-columns-repeated="16378"/>
        </table:table-row>
        <table:table-row table:style-name="ro1">
          <table:table-cell office:value-type="float" office:value="20240810200359" table:style-name="ce2">
            <text:p>20240810200359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20.43,187.96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48.660125732421875,108.43211364746094)</text:p>
          </table:table-cell>
          <table:table-cell office:value-type="string" table:style-name="ce1">
            <text:p>(53.91,110.03)</text:p>
          </table:table-cell>
          <table:table-cell table:number-columns-repeated="16378"/>
        </table:table-row>
        <table:table-row table:style-name="ro1">
          <table:table-cell office:value-type="float" office:value="20240810200905" table:style-name="ce2">
            <text:p>20240810200905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20.43,187.96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7.175046920776367,306.0096130371094)</text:p>
          </table:table-cell>
          <table:table-cell office:value-type="string" table:style-name="ce1">
            <text:p>(24.01,307.25)</text:p>
          </table:table-cell>
          <table:table-cell table:number-columns-repeated="16378"/>
        </table:table-row>
        <table:table-row table:style-name="ro1">
          <table:table-cell office:value-type="float" office:value="20240810201651" table:style-name="ce2">
            <text:p>20240810201651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166.53,191.6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54.97940063476562,105.11495971679688)</text:p>
          </table:table-cell>
          <table:table-cell office:value-type="string" table:style-name="ce1">
            <text:p>(148.09,105.34)</text:p>
          </table:table-cell>
          <table:table-cell table:number-columns-repeated="16378"/>
        </table:table-row>
        <table:table-row table:style-name="ro1">
          <table:table-cell office:value-type="float" office:value="20240810202529" table:style-name="ce2">
            <text:p>20240810202529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132.05,217.96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31.6749725341797,303.1573181152344)</text:p>
          </table:table-cell>
          <table:table-cell office:value-type="string" table:style-name="ce1">
            <text:p>(125.47,302.77)</text:p>
          </table:table-cell>
          <table:table-cell table:number-columns-repeated="16378"/>
        </table:table-row>
        <table:table-row table:style-name="ro1">
          <table:table-cell office:value-type="float" office:value="20240810203016" table:style-name="ce2">
            <text:p>20240810203016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42.05,274.37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-2.6605567932128906,235.7997283935547)</text:p>
          </table:table-cell>
          <table:table-cell office:value-type="string" table:style-name="ce1">
            <text:p>(-3.29,229.42)</text:p>
          </table:table-cell>
          <table:table-cell table:number-columns-repeated="16378"/>
        </table:table-row>
        <table:table-row table:style-name="ro1">
          <table:table-cell office:value-type="float" office:value="20240810210833" table:style-name="ce2">
            <text:p>20240810210833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42.05,274.37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94.143798828125,274.12542724609375)</text:p>
          </table:table-cell>
          <table:table-cell office:value-type="string" table:style-name="ce1">
            <text:p>(193.84,267.19)</text:p>
          </table:table-cell>
          <table:table-cell table:number-columns-repeated="16378"/>
        </table:table-row>
        <table:table-row table:style-name="ro1">
          <table:table-cell office:value-type="float" office:value="20240810203744" table:style-name="ce2">
            <text:p>20240810203744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84.01,236.60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35.84348678588867,109.70030975341797)</text:p>
          </table:table-cell>
          <table:table-cell office:value-type="string" table:style-name="ce1">
            <text:p>(43.05,110.33)</text:p>
          </table:table-cell>
          <table:table-cell table:number-columns-repeated="16378"/>
        </table:table-row>
        <table:table-row table:style-name="ro1">
          <table:table-cell office:value-type="float" office:value="20240810204256" table:style-name="ce2">
            <text:p>20240810204256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84.01,236.60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3.4425251483917236,254.28958129882812)</text:p>
          </table:table-cell>
          <table:table-cell office:value-type="string" table:style-name="ce1">
            <text:p>(-3.49,247.96)</text:p>
          </table:table-cell>
          <table:table-cell table:number-columns-repeated="16378"/>
        </table:table-row>
        <table:table-row table:style-name="ro1">
          <table:table-cell office:value-type="float" office:value="20240810204652" table:style-name="ce2">
            <text:p>20240810204652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84.01,236.60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39.35018539428711,243.13751220703125)</text:p>
          </table:table-cell>
          <table:table-cell office:value-type="string" table:style-name="ce1">
            <text:p>(193.93,267.19)</text:p>
          </table:table-cell>
          <table:table-cell table:number-columns-repeated="16378"/>
        </table:table-row>
        <table:table-row table:style-name="ro1">
          <table:table-cell office:value-type="float" office:value="20240810205003" table:style-name="ce2">
            <text:p>20240810205003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84.01,236.60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94.1202850341797,274.1438903808594)</text:p>
          </table:table-cell>
          <table:table-cell office:value-type="string" table:style-name="ce1">
            <text:p>(193.93,267.19)</text:p>
          </table:table-cell>
          <table:table-cell table:number-columns-repeated="16378"/>
        </table:table-row>
        <table:table-row table:style-name="ro1">
          <table:table-cell office:value-type="float" office:value="20240810205456" table:style-name="ce2">
            <text:p>20240810205456</text:p>
          </table:table-cell>
          <table:table-cell office:value-type="string" table:style-name="ce1">
            <text:p>Turning and T-shaped intersection</text:p>
          </table:table-cell>
          <table:table-cell office:value-type="string" table:style-name="ce1">
            <text:p>(158.85,191.75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06.33098602294922,108.00694274902344)</text:p>
          </table:table-cell>
          <table:table-cell office:value-type="string" table:style-name="ce1">
            <text:p>(-7.18,176.50)</text:p>
          </table:table-cell>
          <table:table-cell table:number-columns-repeated="16378"/>
        </table:table-row>
        <table:table-row table:style-name="ro1">
          <table:table-cell office:value-type="float" office:value="20240811095420" table:style-name="ce2">
            <text:p>20240811095420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3.49,233.21)</text:p>
          </table:table-cell>
          <table:table-cell office:value-type="string" table:style-name="ce1">
            <text:p>(0,270,0)</text:p>
          </table:table-cell>
          <table:table-cell office:value-type="string" table:style-name="ce1">
            <text:p>(22.051769256591797,303.18798828125)</text:p>
          </table:table-cell>
          <table:table-cell office:value-type="string" table:style-name="ce1">
            <text:p>(16.34,302.87)</text:p>
          </table:table-cell>
          <table:table-cell table:number-columns-repeated="16378"/>
        </table:table-row>
        <table:table-row table:style-name="ro1">
          <table:table-cell office:value-type="float" office:value="20240811100237" table:style-name="ce2">
            <text:p>20240811100237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7.08,135.0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22.081106185913086,303.2996826171875)</text:p>
          </table:table-cell>
          <table:table-cell office:value-type="string" table:style-name="ce1">
            <text:p>(16.34,302.87)</text:p>
          </table:table-cell>
          <table:table-cell table:number-columns-repeated="16378"/>
        </table:table-row>
        <table:table-row table:style-name="ro1">
          <table:table-cell office:value-type="float" office:value="20240811100649" table:style-name="ce2">
            <text:p>20240811100649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7.08,135.0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91.41168212890625,274.59735107421875)</text:p>
          </table:table-cell>
          <table:table-cell office:value-type="string" table:style-name="ce1">
            <text:p>(189.14,281.72)</text:p>
          </table:table-cell>
          <table:table-cell table:number-columns-repeated="16378"/>
        </table:table-row>
        <table:table-row table:style-name="ro1">
          <table:table-cell office:value-type="float" office:value="20240811101320" table:style-name="ce2">
            <text:p>20240811101320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7.08,135.0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93.7060546875,221.23939514160156)</text:p>
          </table:table-cell>
          <table:table-cell office:value-type="string" table:style-name="ce1">
            <text:p>(193.78,214.59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01807" table:style-name="ce2">
            <text:p>20240811101807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7.08,135.0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91.7182159423828,188.86436462402344)</text:p>
          </table:table-cell>
          <table:table-cell office:value-type="string" table:style-name="ce1">
            <text:p>(193.87,154.47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1031" table:style-name="ce2">
            <text:p>20240811121031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7.08,135.04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90.49351501464844,216.7795867919922)</text:p>
          </table:table-cell>
          <table:table-cell office:value-type="string" table:style-name="ce1">
            <text:p>(189.61,220.93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1741" table:style-name="ce2">
            <text:p>20240811121741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189.90,135.16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07.6268310546875,189.916015625)</text:p>
          </table:table-cell>
          <table:table-cell office:value-type="string" table:style-name="ce1">
            <text:p>(-7.41,225.76)</text:p>
          </table:table-cell>
          <table:table-cell office:value-type="string" table:style-name="ce1">
            <text:p>No Response:Leaving the predetermined orbit</text:p>
          </table:table-cell>
          <table:table-cell table:number-columns-repeated="16377"/>
        </table:table-row>
        <table:table-row table:style-name="ro1">
          <table:table-cell office:value-type="float" office:value="20240811122116" table:style-name="ce2">
            <text:p>20240811122116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189.90,135.16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-7.891209125518799,218.16468811035156)</text:p>
          </table:table-cell>
          <table:table-cell office:value-type="string" table:style-name="ce1">
            <text:p>(-7.41,225.76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2602" table:style-name="ce2">
            <text:p>20240811122602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189.90,135.16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-4.3727216720581055,149.1070098876953)</text:p>
          </table:table-cell>
          <table:table-cell office:value-type="string" table:style-name="ce1">
            <text:p>(-3.24,142.73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3108" table:style-name="ce2">
            <text:p>20240811123108</text:p>
          </table:table-cell>
          <table:table-cell office:value-type="string" table:style-name="ce1">
            <text:p>L-shaped intersection and T-shaped intersection</text:p>
          </table:table-cell>
          <table:table-cell office:value-type="string" table:style-name="ce1">
            <text:p>(-7.55,150.95)</text:p>
          </table:table-cell>
          <table:table-cell office:value-type="string" table:style-name="ce1">
            <text:p>(0,90,0)</text:p>
          </table:table-cell>
          <table:table-cell office:value-type="string" table:style-name="ce1">
            <text:p>(193.51751708984375,161.18739318847656)</text:p>
          </table:table-cell>
          <table:table-cell office:value-type="string" table:style-name="ce1">
            <text:p>(193.78,154.34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4606" table:style-name="ce2">
            <text:p>20240811124606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53,105.43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30.66552734375,236.38327026367188)</text:p>
          </table:table-cell>
          <table:table-cell office:value-type="string" table:style-name="ce1">
            <text:p>(103.22,237.3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5015" table:style-name="ce2">
            <text:p>20240811125015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53,105.43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10.35295867919922,237.7611846923828)</text:p>
          </table:table-cell>
          <table:table-cell office:value-type="string" table:style-name="ce1">
            <text:p>(103.22,237.3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5525" table:style-name="ce2">
            <text:p>20240811125525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53,105.43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-10.888861656188965,112.5151138305664)</text:p>
          </table:table-cell>
          <table:table-cell office:value-type="string" table:style-name="ce1">
            <text:p>(170.46,241.52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25841" table:style-name="ce2">
            <text:p>20240811125841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53,105.43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163.81028747558594,240.62692260742188</text:p>
          </table:table-cell>
          <table:table-cell office:value-type="string" table:style-name="ce1">
            <text:p>(170.46,241.52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31021" table:style-name="ce2">
            <text:p>20240811131021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21,109.46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04.60894012451172,237.74090576171875)</text:p>
          </table:table-cell>
          <table:table-cell office:value-type="string" table:style-name="ce1">
            <text:p>(-97.75,237.17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31456" table:style-name="ce2">
            <text:p>20240811131456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21,109.46)</text:p>
          </table:table-cell>
          <table:table-cell office:value-type="string" table:style-name="ce1">
            <text:p>(0,0,0)</text:p>
          </table:table-cell>
          <table:table-cell office:value-type="string" table:style-name="ce1">
            <text:p>(177.6501007080078,236.02513122558594)</text:p>
          </table:table-cell>
          <table:table-cell office:value-type="string" table:style-name="ce1">
            <text:p>(170.60,237.31)</text:p>
          </table:table-cell>
          <table:table-cell table:number-columns-repeated="16378" table:style-name="ce1"/>
        </table:table-row>
        <table:table-row table:style-name="ro1">
          <table:table-cell office:value-type="float" office:value="20240811131856" table:style-name="ce2">
            <text:p>20240811131856</text:p>
          </table:table-cell>
          <table:table-cell office:value-type="string" table:style-name="ce1">
            <text:p>Turning and L-shaped intersection and T-shaped intersection</text:p>
          </table:table-cell>
          <table:table-cell office:value-type="string" table:style-name="ce1">
            <text:p>(50.53,105.43)</text:p>
          </table:table-cell>
          <table:table-cell office:value-type="string" table:style-name="ce1">
            <text:p>(0,180,0)</text:p>
          </table:table-cell>
          <table:table-cell office:value-type="string" table:style-name="ce1">
            <text:p>(86.32415008544922,302.63623046875)</text:p>
          </table:table-cell>
          <table:table-cell office:value-type="string" table:style-name="ce1">
            <text:p>(80.57,303.47)</text:p>
          </table:table-cell>
          <table:table-cell table:number-columns-repeated="16378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3">
            <text:p>Town02_type</text:p>
          </table:table-cell>
          <table:table-cell office:value-type="string" table:style-name="ce4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rning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-shaped intersection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-shaped intersection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aigh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rning and L-shaped intersection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rning and T-shaped intersection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-shaped intersection and T-shaped intersec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rning and L-shaped intersection and T-shaped intersectio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creator>jialing huang</dc:creator>
    <meta:creation-date>2024-08-08T13:17:54Z</meta:creation-date>
    <dc:date>2024-11-02T08:37:51Z</dc:date>
    <meta:editing-cycles>123</meta:editing-cycles>
    <meta:editing-duration>PT49196S</meta:editing-duration>
  </office:meta>
</office:document-meta>
</file>